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P1" style:family="paragraph" style:parent-style-name="Standard">
      <style:paragraph-properties fo:text-align="center" style:justify-single-word="false"/>
      <style:text-properties style:font-name="DejaVu Sans Mono"/>
    </style:style>
    <style:style style:name="P2" style:family="paragraph" style:parent-style-name="Standard">
      <style:paragraph-properties fo:text-align="center" style:justify-single-word="false"/>
      <style:text-properties style:font-name="DejaVu Sans Mono" fo:font-size="22pt" fo:font-weight="bold" style:font-size-asian="22pt" style:font-weight-asian="bold" style:font-size-complex="22pt" style:font-weight-complex="bold"/>
    </style:style>
    <style:style style:name="P3" style:family="paragraph" style:parent-style-name="Standard">
      <style:paragraph-properties fo:margin-left="0cm" fo:margin-right="0cm" fo:text-align="start" style:justify-single-word="false" fo:text-indent="1.032cm" style:auto-text-indent="false"/>
      <style:text-properties style:font-name="DejaVu Sans Mono"/>
    </style:style>
    <style:style style:name="P4" style:family="paragraph" style:parent-style-name="Standard">
      <style:paragraph-properties fo:margin-left="0cm" fo:margin-right="0cm" fo:text-align="start" style:justify-single-word="false" fo:text-indent="1.032cm" style:auto-text-indent="false">
        <style:tab-stops>
          <style:tab-stop style:position="2.249cm"/>
        </style:tab-stops>
      </style:paragraph-properties>
      <style:text-properties style:font-name="DejaVu Sans Mono"/>
    </style:style>
    <style:style style:name="P5" style:family="paragraph" style:parent-style-name="Standard">
      <style:paragraph-properties fo:margin-left="0cm" fo:margin-right="0cm" fo:text-align="start" style:justify-single-word="false" fo:text-indent="1.032cm" style:auto-text-indent="false">
        <style:tab-stops>
          <style:tab-stop style:position="2.249cm"/>
        </style:tab-stops>
      </style:paragraph-properties>
      <style:text-properties style:font-name="DejaVu Sans Mono"/>
    </style:style>
    <style:style style:name="P6" style:family="paragraph" style:parent-style-name="Standard">
      <style:paragraph-properties fo:margin-left="0cm" fo:margin-right="0cm" fo:text-align="start" style:justify-single-word="false" fo:text-indent="1.032cm" style:auto-text-indent="false">
        <style:tab-stops>
          <style:tab-stop style:position="2.249cm"/>
          <style:tab-stop style:position="4.18cm"/>
        </style:tab-stops>
      </style:paragraph-properties>
      <style:text-properties style:font-name="DejaVu Sans Mono"/>
    </style:style>
    <style:style style:name="P7" style:family="paragraph" style:parent-style-name="Standard">
      <style:paragraph-properties fo:margin-left="0cm" fo:margin-right="0cm" fo:text-align="start" style:justify-single-word="false" fo:text-indent="1.032cm" style:auto-text-indent="false">
        <style:tab-stops>
          <style:tab-stop style:position="2.249cm"/>
          <style:tab-stop style:position="4.18cm"/>
        </style:tab-stops>
      </style:paragraph-properties>
      <style:text-properties style:font-name="DejaVu Sans Mono"/>
    </style:style>
    <style:style style:name="P8" style:family="paragraph" style:parent-style-name="Standard">
      <style:paragraph-properties fo:margin-left="0cm" fo:margin-right="0cm" fo:text-align="start" style:justify-single-word="false" fo:text-indent="1.032cm" style:auto-text-indent="false">
        <style:tab-stops>
          <style:tab-stop style:position="2.249cm"/>
          <style:tab-stop style:position="4.18cm"/>
        </style:tab-stops>
      </style:paragraph-properties>
      <style:text-properties style:font-name="DejaVu Sans Mono" fo:font-style="normal" style:font-style-asian="normal" style:font-style-complex="normal"/>
    </style:style>
    <style:style style:name="P9" style:family="paragraph" style:parent-style-name="Standard">
      <style:paragraph-properties fo:margin-left="0cm" fo:margin-right="0cm" fo:text-align="start" style:justify-single-word="false" fo:text-indent="1.032cm" style:auto-text-indent="false">
        <style:tab-stops>
          <style:tab-stop style:position="2.249cm"/>
          <style:tab-stop style:position="4.18cm"/>
        </style:tab-stops>
      </style:paragraph-properties>
      <style:text-properties style:font-name="DejaVu Sans Mono" fo:font-style="normal" style:text-underline-style="none" style:font-style-asian="normal" style:font-style-complex="normal"/>
    </style:style>
    <style:style style:name="P10" style:family="paragraph" style:parent-style-name="Standard">
      <style:paragraph-properties fo:margin-left="0cm" fo:margin-right="0cm" fo:text-align="start" style:justify-single-word="false" fo:text-indent="1.032cm" style:auto-text-indent="false" fo:break-before="page">
        <style:tab-stops>
          <style:tab-stop style:position="2.249cm"/>
          <style:tab-stop style:position="4.18cm"/>
        </style:tab-stops>
      </style:paragraph-properties>
      <style:text-properties style:font-name="DejaVu Sans Mono" fo:font-style="normal" style:text-underline-style="none" style:font-style-asian="normal" style:font-style-complex="normal"/>
    </style:style>
    <style:style style:name="P11" style:family="paragraph" style:parent-style-name="Standard">
      <style:paragraph-properties fo:margin-left="0cm" fo:margin-right="0cm" fo:text-align="start" style:justify-single-word="false" fo:text-indent="1.826cm" style:auto-text-indent="false"/>
      <style:text-properties style:font-name="DejaVu Sans Mono" style:text-underline-style="solid" style:text-underline-width="auto" style:text-underline-color="font-color"/>
    </style:style>
    <style:style style:name="T1" style:family="text">
      <style:text-properties fo:font-style="italic" style:font-style-asian="italic" style:font-style-complex="italic"/>
    </style:style>
    <style:style style:name="T2" style:family="text">
      <style:text-properties fo:font-style="italic" style:text-underline-style="none"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none"/>
    </style:style>
    <style:style style:name="T5" style:family="text">
      <style:text-properties fo:font-style="normal" style:text-underline-style="none"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Laboratorio de telemática 2</text:p>
      <text:p text:style-name="P1"/>
      <text:p text:style-name="P3"/>
      <text:p text:style-name="P11">Práctica 1</text:p>
      <text:p text:style-name="P3"/>
      <text:p text:style-name="P3"/>
      <text:p text:style-name="P3">Ej 1.1: Muestra todos los procesos que corren en la máquina tal como dice en manual de ps en la sección de ejemplos. Los parámetros sirven para decir que queremos los procesos con su usuario (u) y que queremos los que tienen asociados un terminal (a) junto con los que no lo tienen (x).</text:p>
      <text:p text:style-name="P3">La diferencia entre usar <text:span text:style-name="T1">&amp;</text:span> en el comando del terminal es que usando éste la entrada estándar no es redirigida al proceso y eso permite que sigamos pudiendo entrar comandos en vez de interactuar con el proceso creado.</text:p>
      <text:p text:style-name="P3"/>
      <text:p text:style-name="P3">Ej 1.2: El comando muestra los programas abiertos en segundo plano (background) y les asigna un número.<text:span text:style-name="T4"> Nos muestra el estado que puede ser “Éjecutando” o bien “Hecho” en el caso que lo hayamos terminado.</text:span></text:p>
      <text:p text:style-name="P3"><text:span text:style-name="T4"/></text:p>
      <text:p text:style-name="P3"><text:span text:style-name="T4">Ej 1.3: Se puede seleccionar los propios procesos usando </text:span><text:span text:style-name="T2">ps -U nombreusuario</text:span><text:span text:style-name="T5"> o bien </text:span><text:span text:style-name="T2">ps -aux | grep nombreusuario</text:span><text:span text:style-name="T5">. En éste último caso se pude colar algún proceso si contiene el nombre del usuario.</text:span></text:p>
      <text:p text:style-name="P3"><text:span text:style-name="T5"/></text:p>
      <text:p text:style-name="P3"><text:span text:style-name="T5">Ej 1.4: El comando </text:span><text:span text:style-name="T2">pstree</text:span><text:span text:style-name="T5"> muestra los procesos en forma de árbol genealógico. Indica de forma gráfica qué proceso es hijo de cuál. Los argumentos quieren decir que muestre el ID del proceso (p), que indique los argumentos con los que se lanzó el proceso (a), que muestre líneas largas (l) y que muestre los cambios de propietario en el caso que un proceso lance un hijo usando un usuario distinto al propio (u).</text:span></text:p>
      <text:p text:style-name="P3"><text:span text:style-name="T5"/></text:p>
      <text:p text:style-name="P3"><text:span text:style-name="T5">Ej 1.5: Si queremos lanzar </text:span><text:span text:style-name="T2">xeyes</text:span><text:span text:style-name="T5"> en background desde el principio simplemente usamos </text:span><text:span text:style-name="T2">xeyes &amp;</text:span><text:span text:style-name="T5">.</text:span></text:p>
      <text:p text:style-name="P3"><text:span text:style-name="T5"/></text:p>
      <text:p text:style-name="P3"><text:span text:style-name="T5">Ej 1.6,1.7: Si ponemos el proceso en foreground recuperamos el control de su entrada estándar y no podemos intriducir comandos en el terminal. Podemos matar el proceso usando Ctrl+C que envia una SIGTERM al proceso y éste muere.</text:span></text:p>
      <text:p text:style-name="P3"><text:span text:style-name="T5">Usando el comando </text:span><text:span text:style-name="T2">kill -9 PID</text:span><text:span text:style-name="T5"> lo que hacemos es mandar una SIGKILL al proceso y todos sus hijos para que el kernel los elimine. También se puese usar %JID para indicar un ID de un job.</text:span></text:p>
      <text:p text:style-name="P3"><text:span text:style-name="T5"/></text:p>
      <text:p text:style-name="P3"><text:span text:style-name="T5">Ej 1.8: Como ya hemos comentado antes este comando muestra todos los procesos y usando una pipe y grep filtramos todas las líneas que contengan nuestro username.</text:span></text:p>
      <text:p text:style-name="P3"><text:span text:style-name="T5"/></text:p>
      <text:p text:style-name="P3"><text:soft-page-break/><text:span text:style-name="T5">Ej 1.9: En este caso usamos la opción de grep que invierte su comportamiento. Imprime todo lo que le llega por la entrada estándar línea a línea a excepción de aquellas líneas que contengan la palabra especificada.</text:span></text:p>
      <text:p text:style-name="P3"><text:span text:style-name="T5"/></text:p>
      <text:p text:style-name="P3"><text:span text:style-name="T5"/></text:p>
      <text:p text:style-name="P3"><text:span text:style-name="T5">Ej 2.1</text:span></text:p>
      <text:p text:style-name="P3"><text:span text:style-name="T5"/></text:p>
      <text:p text:style-name="P4"><text:span text:style-name="T5"><text:tab/>$ cd</text:span></text:p>
      <text:p text:style-name="P4"><text:span text:style-name="T5"><text:tab/>$ ls -laR /home/labt2</text:span></text:p>
      <text:p text:style-name="P4"><text:span text:style-name="T5"/></text:p>
      <text:p text:style-name="P4"><text:span text:style-name="T2">cd</text:span><text:span text:style-name="T5"> sin argumentos nos sitúa en el directorio personal. Luego </text:span><text:span text:style-name="T2">ls</text:span><text:span text:style-name="T5"> nos lista el directorio especificado y los argumentos permiten mostrar los archivos de forma recursiva (R) así como obtener más información (l) y mostrar los archivos ocultos (a).</text:span></text:p>
      <text:p text:style-name="P4"><text:span text:style-name="T5"/></text:p>
      <text:p text:style-name="P4"><text:span text:style-name="T5">Ej 2.2</text:span></text:p>
      <text:p text:style-name="P4"><text:span text:style-name="T5"/></text:p>
      <text:p text:style-name="P4"><text:span text:style-name="T5"><text:tab/>$ ls -laR /home/labt2 &gt; arbol.txt</text:span></text:p>
      <text:p text:style-name="P4"><text:span text:style-name="T5"><text:tab/>$ cat arbol.txt</text:span></text:p>
      <text:p text:style-name="P6"><text:span text:style-name="T5"><text:tab/><text:tab/></text:span><text:span text:style-name="T2">Muestra el fichero entero</text:span></text:p>
      <text:p text:style-name="P4"><text:span text:style-name="T5"><text:tab/>$ head -20 arbol.txt</text:span></text:p>
      <text:p text:style-name="P6"><text:span text:style-name="T5"><text:tab/><text:tab/></text:span><text:span text:style-name="T2">Muestra las 20 primeras líneas del fichero</text:span></text:p>
      <text:p text:style-name="P4"><text:span text:style-name="T5"><text:tab/>$ tail -20 arbol.txt</text:span></text:p>
      <text:p text:style-name="P6"><text:span text:style-name="T5"><text:tab/><text:tab/></text:span><text:span text:style-name="T2">Muestra las 20 últimas líneas del fichero</text:span></text:p>
      <text:p text:style-name="P4"><text:span text:style-name="T5"><text:tab/>$ vi arbol.txt</text:span></text:p>
      <text:p text:style-name="P6"><text:span text:style-name="T5"><text:tab/><text:tab/></text:span><text:span text:style-name="T2">Muestra y permite editar el fichero</text:span></text:p>
      <text:p text:style-name="P6"><text:span text:style-name="T2"/></text:p>
      <text:p text:style-name="P8"><text:span text:style-name="T4">Ej 2.3</text:span></text:p>
      <text:p text:style-name="P8"><text:span text:style-name="T4"/></text:p>
      <text:p text:style-name="P8"><text:span text:style-name="T4"><text:tab/>$ echo “Esta es la estructura de directorios de mi zona</text:span></text:p>
      <text:p text:style-name="P8"><text:span text:style-name="T4">de trabajo.”</text:span></text:p>
      <text:p text:style-name="P8"><text:span text:style-name="T4"/></text:p>
      <text:p text:style-name="P8"><text:span text:style-name="T4">Ej 2.4</text:span></text:p>
      <text:p text:style-name="P8"/>
      <text:p text:style-name="P8"><text:span text:style-name="T4"><text:tab/>$ echo “Esta es la estructura de directorios de mi zona</text:span></text:p>
      <text:p text:style-name="P8"><text:span text:style-name="T4">de trabajo.” &gt;&gt; arbol.txt</text:span></text:p>
      <text:p text:style-name="P8"><text:span text:style-name="T4"/></text:p>
      <text:p text:style-name="P8"><text:span text:style-name="T4">Ej 3.1</text:span></text:p>
      <text:p text:style-name="P8"><text:span text:style-name="T4"/></text:p>
      <text:p text:style-name="P9"><text:tab/>$ cd</text:p>
      <text:p text:style-name="P9"><text:tab/>$ cp arbol.txt /usr/</text:p>
      <text:p text:style-name="P9"/>
      <text:p text:style-name="P9">Da un error dado que no tenemos permisos de escritura en el directorio /usr/. El dueño es root así que la única solución sería usar <text:span text:style-name="T1">su</text:span> <text:span text:style-name="T1">root</text:span> para cambiar al usuario root y copiarlo usando dicho usuario o bien dando permiso de escritura con <text:span text:style-name="T1">chmod +w /usr</text:span>.</text:p>
      <text:p text:style-name="P9"/>
      <text:p text:style-name="P9">Ej 3.2</text:p>
      <text:p text:style-name="P9"/>
      <text:p text:style-name="P9">Creamos la estructura de directorios usando:</text:p>
      <text:p text:style-name="P9"/>
      <text:p text:style-name="P9"><text:soft-page-break/><text:tab/>$ mkdir practicas</text:p>
      <text:p text:style-name="P9"><text:tab/>$ mkdir practicas/con_permiso</text:p>
      <text:p text:style-name="P9"><text:tab/>$ mkdir practicas/sin_permiso</text:p>
      <text:p text:style-name="P9"><text:tab/>$ mkdir practicas/password</text:p>
      <text:p text:style-name="P9"><text:span text:style-name="T3"/></text:p>
      <text:p text:style-name="P9">Al intentar crear un fichero dentro del directorio ha dado un error dado que no tenemos permiso de esctritura.</text:p>
      <text:p text:style-name="P9"/>
      <text:p text:style-name="P9">Ej 3.3</text:p>
      <text:p text:style-name="P9"/>
      <text:p text:style-name="P9">Para situarnos en el directorio necesitamos permiso de ejecución. En un directorio éste significa poder acceder a todo lo que hay dentro.</text:p>
      <text:p text:style-name="P9">Para situarnos y listar el directorio necesitamos permiso de ejecución (como antes) y de lectura (para poder listar).</text:p>
      <text:p text:style-name="P9">Para copiar un fichero necesitamos permiso de escritura y de ejecución.</text:p>
      <text:p text:style-name="P9"/>
      <text:p text:style-name="P9">Ej 4.1</text:p>
      <text:p text:style-name="P9"/>
      <text:p text:style-name="P9">Podemos usar cualquiera de las siguientes opciones</text:p>
      <text:p text:style-name="P9"/>
      <text:p text:style-name="P9"><text:tab/>$ tar -cf seguridad.tar practicas</text:p>
      <text:p text:style-name="P9"><text:tab/>$ tar -c practicas &gt; seguridad.tar</text:p>
      <text:p text:style-name="P9"/>
      <text:p text:style-name="P9">Ej 4.2</text:p>
      <text:p text:style-name="P9"/>
      <text:p text:style-name="P9">Usando el siguiente comando se borra el archivo tar y se crea un archivo comprimido cuyo nombre es el mismo pero añadiendo .gz al final. También listamos varias formas alternativas usando pipes.</text:p>
      <text:p text:style-name="P9"/>
      <text:p text:style-name="P9"><text:tab/>$ gzip seguridad.tar</text:p>
      <text:p text:style-name="P9"><text:tab/>$ gzip -c seguridad.tar &gt; seguridad.tar.gz</text:p>
      <text:p text:style-name="P9"><text:tab/>$ tar -c practicas | gzip -f - &gt; seguridad.tar.gz</text:p>
      <text:p text:style-name="P9"/>
      <text:p text:style-name="P9">Ej 4.3</text:p>
      <text:p text:style-name="P9"/>
      <text:p text:style-name="P9"><text:tab/>$ tar -xf seguridad.tar.gz</text:p>
      <text:p text:style-name="P9"/>
      <text:p text:style-name="P9"/>
      <text:p text:style-name="P10"/>
      <text:p text:style-name="P11">Práctica 2</text:p>
      <text:p text:style-name="P3"/>
      <text:p text:style-name="P3"/>
      <text:p text:style-name="P9">Ej 1.1: IP tiene asignado el número 0 y en el caso de que se encapsulen datagramas IP (túnel IP) recibe el número 4. TCP tiene asignado el número 6.</text:p>
      <text:p text:style-name="P9"/>
      <text:p text:style-name="P9">Ej 1.2,1.3: FTP usa el puerto 21 y telnet el 23. Aparecen repetidas las entradas por que dichos protocolos pueden trabajar sobre TCP y sobre UDP.</text:p>
      <text:p text:style-name="P9"/>
      <text:p text:style-name="P9">Ej 1.4: Todos los sistemas operativos usarán el 23, ya que es un “well-known port” y éste está estandarizado y reservado para su uso de forma global, con independencia del S.O. Esto permite que las máquinas interactúen con independencia de su S.O.</text:p>
      <text:p text:style-name="P9"/>
      <text:p text:style-name="P9">Ej 1.5: TODO</text:p>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文泉驛正黑" style:font-size-asian="12pt" style:language-asian="zxx" style:country-asian="none" style:font-name-complex="Lohit Devanagar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Fandos</meta:initial-creator>
    <meta:creation-date>2010-09-14T13:26:28</meta:creation-date>
    <dc:date>2010-09-14T15:20:43</dc:date>
    <dc:creator>David Fandos</dc:creator>
    <meta:editing-duration>PT01H51M12S</meta:editing-duration>
    <meta:editing-cycles>31</meta:editing-cycles>
    <meta:generator>OpenOffice.org/3.2$Linux OpenOffice.org_project/320m12$Build-9483</meta:generator>
    <meta:document-statistic meta:table-count="0" meta:image-count="0" meta:object-count="0" meta:page-count="4" meta:paragraph-count="63" meta:word-count="854" meta:character-count="4850"/>
  </office:meta>
</office:document-meta>
</file>